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fo:color="#333333" style:font-name="Liberation Serif" fo:font-size="17pt" style:text-underline-style="none" fo:font-weight="bold" officeooo:rsid="362b5268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Arial" officeooo:rsid="325a12c2" style:font-name-asian="Arial"/>
    </style:style>
    <style:style style:name="T7" style:family="text">
      <style:text-properties officeooo:rsid="325a12c2"/>
    </style:style>
    <style:style style:name="T8" style:family="text">
      <style:text-properties officeooo:rsid="356134fc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5" style:family="text">
      <style:text-properties fo:color="#1c1c1c"/>
    </style:style>
    <style:style style:name="T16" style:family="text">
      <style:text-properties fo:color="#1c1c1c" officeooo:rsid="356134fc"/>
    </style:style>
    <style:style style:name="T17" style:family="text">
      <style:text-properties style:font-name-complex="標楷體"/>
    </style:style>
    <style:style style:name="T18" style:family="text">
      <style:text-properties officeooo:rsid="2fa2d5a6" style:font-name-complex="標楷體"/>
    </style:style>
    <style:style style:name="T19" style:family="text">
      <style:text-properties style:font-name="標楷體1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89680b" style:font-name-asian="標楷體1"/>
    </style:style>
    <style:style style:name="T22" style:family="text">
      <style:text-properties style:font-name="標楷體1" officeooo:rsid="35a9c6de" style:font-name-asian="標楷體1"/>
    </style:style>
    <style:style style:name="T23" style:family="text">
      <style:text-properties style:font-name="標楷體1" officeooo:rsid="35feb741" style:font-name-asian="標楷體1"/>
    </style:style>
    <style:style style:name="T24" style:family="text">
      <style:text-properties style:font-name="標楷體1" officeooo:rsid="358ee9ba"/>
    </style:style>
    <style:style style:name="T25" style:family="text">
      <style:text-properties style:font-name="標楷體1" officeooo:rsid="2f7a955a"/>
    </style:style>
    <style:style style:name="T26" style:family="text">
      <style:text-properties officeooo:rsid="35a9c6de"/>
    </style:style>
    <style:style style:name="T27" style:family="text">
      <style:text-properties officeooo:rsid="35b254b3"/>
    </style:style>
    <style:style style:name="T28" style:family="text">
      <style:text-properties officeooo:rsid="35b254b3" style:font-name-asian="Arial"/>
    </style:style>
    <style:style style:name="T29" style:family="text">
      <style:text-properties officeooo:rsid="35e0d1ee" style:font-name-asian="Arial"/>
    </style:style>
    <style:style style:name="T30" style:family="text">
      <style:text-properties officeooo:rsid="2f7a955a"/>
    </style:style>
    <style:style style:name="T31" style:family="text">
      <style:text-properties officeooo:rsid="35e0d1ee"/>
    </style:style>
    <style:style style:name="T32" style:family="text">
      <style:text-properties officeooo:rsid="35feb741"/>
    </style:style>
    <style:style style:name="T33" style:family="text">
      <style:text-properties officeooo:rsid="3621355b"/>
    </style:style>
    <style:style style:name="T34" style:family="text">
      <style:text-properties officeooo:rsid="2f7a955a" style:font-name-asian="Arial"/>
    </style:style>
    <style:style style:name="T35" style:family="text">
      <style:text-properties officeooo:rsid="364e4f7b" style:font-name-asian="Arial"/>
    </style:style>
    <style:style style:name="T36" style:family="text">
      <style:text-properties officeooo:rsid="362d4e37"/>
    </style:style>
    <style:style style:name="T37" style:family="text">
      <style:text-properties style:text-position="super 58%" style:font-name="標楷體1" officeooo:rsid="362d4e37"/>
    </style:style>
    <style:style style:name="T38" style:family="text">
      <style:text-properties style:font-name="標楷體1" officeooo:rsid="362d4e37"/>
    </style:style>
    <style:style style:name="T39" style:family="text">
      <style:text-properties style:font-name="標楷體1" officeooo:rsid="364e4f7b" style:font-name-asian="標楷體1"/>
    </style:style>
    <style:style style:name="T40" style:family="text">
      <style:text-properties style:font-name="標楷體1" officeooo:rsid="36304e46"/>
    </style:style>
    <style:style style:name="T41" style:family="text">
      <style:text-properties officeooo:rsid="363eb29f"/>
    </style:style>
    <style:style style:name="T42" style:family="text">
      <style:text-properties officeooo:rsid="364e4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7212199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4">知道、學習、好奇。</text:p>
                    </text:list-item>
                    <text:list-item>
                      <text:p text:style-name="P17"><text:span text:style-name="T33">無知 變 有知</text:span>。</text:p>
                    </text:list-item>
                    <text:list-item>
                      <text:p text:style-name="P18"><text:span text:style-name="T33">未知 變 已知</text:span>。</text:p>
                    </text:list-item>
                    <text:list-item>
                      <text:p text:style-name="P49">現象 → 本質。</text:p>
                      <text:list>
                        <text:list-item>
                          <text:p text:style-name="P49">明顯例子，視覺。</text:p>
                          <text:list>
                            <text:list-item>
                              <text:p text:style-name="P54">眼睛 →<text:span text:style-name="T41"> </text:span>眼睛（視網膜 →<text:span text:style-name="T41"> </text:span>視神經）→<text:span text:style-name="T41"> </text:span>大腦。</text:p>
                            </text:list-item>
                            <text:list-item>
                              <text:p text:style-name="P49">（張開）眼睛 是 現象。</text:p>
                            </text:list-item>
                            <text:list-item>
                              <text:p text:style-name="P49">（眼睛、視網膜）接收到 光 是 本質。</text:p>
                            </text:list-item>
                            <text:list-item>
                              <text:p text:style-name="P49">（視神經、大腦）接收到 電訊號 是 本質。</text:p>
                            </text:list-item>
                            <text:list-item>
                              <text:p text:style-name="P49">（大腦）把 電訊號 變成（視覺）影像 是 本質。</text:p>
                            </text:list-item>
                            <text:list-item>
                              <text:p text:style-name="P53">（大腦）修改（視覺）影像 是 本質。</text:p>
                              <text:list>
                                <text:list-item>
                                  <text:p text:style-name="P52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函數名稱 →<text:span text:style-name="T36"> 函數曲線、函數方程式。</text:span></text:p>
                      <text:list>
                        <text:list-item>
                          <text:p text:style-name="P51">明顯例子，一元二次方程式（名稱）<text:span text:style-name="T38">→ 一元二次方程式（曲線、方程式）</text:span>。</text:p>
                        </text:list-item>
                        <text:list-item>
                          <text:p text:style-name="P49">明顯例子，<text:span text:style-name="T38">f(x) → ax</text:span><text:span text:style-name="T37">2</text:span><text:span text:style-name="T38"> + bx + c</text:span>。</text:p>
                        </text:list-item>
                        <text:list-item>
                          <text:p text:style-name="P49">明顯例子，<text:span text:style-name="T40">y</text:span><text:span text:style-name="T38"> → ax</text:span><text:span text:style-name="T37">2</text:span><text:span text:style-name="T38"> + bx + c</text:span>。</text:p>
                        </text:list-item>
                      </text:list>
                    </text:list-item>
                    <text:list-item>
                      <text:p text:style-name="P49">字詞 → 定義。</text:p>
                      <text:list>
                        <text:list-item>
                          <text:p text:style-name="P50">明顯例子，<text:span text:style-name="T30">我唯一知道的 是 我一無所知</text:span>。</text:p>
                          <text:list>
                            <text:list-item>
                              <text:p text:style-name="P57">什麼是。</text:p>
                              <text:list>
                                <text:list-item>
                                  <text:p text:style-name="P50">什麼是<text:span text:style-name="T30">我、（在 這句話 裡面，該）我的定義是什麼</text:span>。</text:p>
                                </text:list-item>
                                <text:list-item>
                                  <text:p text:style-name="P50">什麼是<text:span text:style-name="T30">唯一、（在 這句話 裡面，該）唯一的定義是什麼</text:span>。</text:p>
                                  <text:list>
                                    <text:list-item>
                                      <text:p text:style-name="P55">什麼是<text:span text:style-name="T30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5">什麼是<text:span text:style-name="T30">我唯一、（在 這句話 裡面，該）我唯一的定義是什麼</text:span>。</text:p>
                                </text:list-item>
                                <text:list-item>
                                  <text:p text:style-name="P55">什麼是<text:span text:style-name="T30">唯一知道、（在 這句話 裡面，該）唯一知道的定義是什麼</text:span>。</text:p>
                                </text:list-item>
                                <text:list-item>
                                  <text:p text:style-name="P55">什麼是<text:span text:style-name="T30">我唯一知道、（在 這句話 裡面，該）我唯一知道的定義是什麼</text:span>。</text:p>
                                </text:list-item>
                                <text:list-item>
                                  <text:p text:style-name="P56"><text:span text:style-name="T30">我、唯一、知道、我唯一、唯一知道、我唯一知道 </text:span><text:span text:style-name="T34">↔</text:span><text:span text:style-name="T30"> </text:span>字詞。</text:p>
                                </text:list-item>
                                <text:list-item>
                                  <text:p text:style-name="P56"><text:span text:style-name="T30">我、唯一、知道、我唯一、唯一知道、我唯一知道 </text:span>是（什麼）<text:span text:style-name="T34">↔</text:span><text:span text:style-name="T30"> </text:span>定義。</text:p>
                                </text:list-item>
                              </text:list>
                            </text:list-item>
                            <text:list-item>
                              <text:p text:style-name="P57">在 某一特定情況，什麼是。</text:p>
                              <text:list>
                                <text:list-item>
                                  <text:p text:style-name="P57">過去的我、當下的我、未來的我，哪一個 才是 我。</text:p>
                                  <text:list>
                                    <text:list-item>
                                      <text:p text:style-name="P58">明顯例子，我 <text:span text:style-name="T35">↔</text:span><text:span text:style-name="T42"> </text:span>函數名稱。</text:p>
                                      <text:list>
                                        <text:list-item>
                                          <text:p text:style-name="P58">過去的我、當下的我、未來的我 都是 我。</text:p>
                                          <text:list>
                                            <text:list-item>
                                              <text:p text:style-name="P59">當下的我 <text:span text:style-name="T35">↔</text:span><text:span text:style-name="T42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8">過去的我 <text:span text:style-name="T35">↔</text:span><text:span text:style-name="T42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8">未來的我 <text:span text:style-name="T35">↔</text:span><text:span text:style-name="T42"> 該點 即將、有機率 經過的</text:span><text:span text:style-name="T39">(函數曲線 裡面的)</text:span><text:span text:style-name="T42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7">下一個瞬間的我（還）是不是（當下的）我。</text:p>
                                  <text:list>
                                    <text:list-item>
                                      <text:p text:style-name="P60">明顯例子，下一個瞬間的我（還）有機率不是（當下的）我。</text:p>
                                      <text:list>
                                        <text:list-item>
                                          <text:p text:style-name="P61">下一個瞬間的我 <text:span text:style-name="T35">↔</text:span><text:span text:style-name="T42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7">過去的我 是不是（只）存在 記憶當中。</text:p>
                                  <text:list>
                                    <text:list-item>
                                      <text:p text:style-name="P63">明顯例子，過去的我 是（只）存在 記憶當中。</text:p>
                                      <text:list>
                                        <text:list-item>
                                          <text:p text:style-name="P65">假定，（在 函數曲線 裡面，已經）經過的點 不能 再次經過。</text:p>
                                        </text:list-item>
                                        <text:list-item>
                                          <text:p text:style-name="P62">過去的我 <text:span text:style-name="T35">↔</text:span><text:span text:style-name="T42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6">當下的我 是不是（只）存在（下一個瞬間的我 的）記憶當中。</text:p>
                                  <text:list>
                                    <text:list-item>
                                      <text:p text:style-name="P66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6">當下的我 是不是（只）存在（未來的我 的）記憶當中。</text:p>
                                  <text:list>
                                    <text:list-item>
                                      <text:p text:style-name="P66">假定，（在 函數曲線 裡面，已經）經過的點 不能 再次經過。</text:p>
                                    </text:list-item>
                                    <text:list-item>
                                      <text:p text:style-name="P64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6">↔</text:span><text:span text:style-name="T7"> 不生不滅、數學幾何的三角形。</text:span></text:p>
                </text:list-item>
                <text:list-item>
                  <text:p text:style-name="P22">現實世界 <text:span text:style-name="T6">↔</text:span><text:span text:style-name="T7"> 會生會滅、</text:span>現實世界<text:span text:style-name="T7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67"><text:span text:style-name="T18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亞里斯多德</text:span><text:span text:style-name="T18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29">↔</text:span><text:span text:style-name="T31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1">（</text:span>亞里斯多德<text:span text:style-name="T9"> </text:span><text:span text:style-name="T11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0">本身</text:span><text:span text:style-name="T3">)</text:span><text:span text:style-name="T20">。</text:span></text:p>
                          <text:list>
                            <text:list-item>
                              <text:p text:style-name="P27">明顯例子，<text:span text:style-name="T19">(F</text:span><text:span text:style-name="T24">=ma)</text:span><text:span text:style-name="T19">(</text:span>本身<text:span text:style-name="T24">)</text:span>、為什麼<text:span text:style-name="T19">(F</text:span><text:span text:style-name="T24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21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21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21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0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26">思考、決策、行動 → 快樂、幸福感、成就感</text:span>。</text:p>
                      <text:list>
                        <text:list-item>
                          <text:p text:style-name="P34"><text:span text:style-name="T26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0">(求知慾 →</text:span><text:span text:style-name="T22"> 感測、行動 得知、未知變已知 →)</text:span><text:span text:style-name="T26">改變、交互作用 外在環境 → 快樂</text:span>。</text:p>
                        </text:list-item>
                        <text:list-item>
                          <text:p text:style-name="P35"><text:span text:style-name="T26">改變、交互作用 外在環境 → </text:span>賦予意義、認定有意義<text:span text:style-name="T17">、認定有價值</text:span> →<text:span text:style-name="T32"> 快樂、幸福</text:span>。</text:p>
                          <text:list>
                            <text:list-item>
                              <text:p text:style-name="P36"><text:span text:style-name="T26">改變、交互作用 外在環境 →（對 該改變）</text:span>賦予意義、認定有意義 →<text:span text:style-name="T32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17">、認定有價值</text:span> → <text:span text:style-name="T32">行動 → 快樂、幸福感、成就感</text:span>。</text:p>
                          <text:list>
                            <text:list-item>
                              <text:p text:style-name="P24">賦予意義、認定有意義 →<text:span text:style-name="T23">（(認定 自己 在為)</text:span><text:span text:style-name="T32">實現 該意</text:span><text:span text:style-name="T23">義(而)</text:span><text:span text:style-name="T32">）行動 → 快樂。</text:span></text:p>
                            </text:list-item>
                            <text:list-item>
                              <text:p text:style-name="P38">賦予意義、認定有意義 → <text:span text:style-name="T32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26">解決問題、</text:span><text:span text:style-name="T4">做出</text:span><text:span text:style-name="T26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28">↔</text:span><text:span text:style-name="T27"> </text:span>木頭。</text:p>
                        </text:list-item>
                        <text:list-item>
                          <text:p text:style-name="P40">形式因 <text:span text:style-name="T28">↔</text:span><text:span text:style-name="T27"> </text:span>屋身、屋頂。</text:p>
                        </text:list-item>
                        <text:list-item>
                          <text:p text:style-name="P40">動力因 <text:span text:style-name="T28">↔</text:span><text:span text:style-name="T27"> </text:span>建築工人（把 木頭 打造成 屋身、屋頂、小木屋）。</text:p>
                        </text:list-item>
                        <text:list-item>
                          <text:p text:style-name="P41">目的因 <text:span text:style-name="T28">↔</text:span><text:span text:style-name="T27">（</text:span>小木屋 讓 觀光客<text:span text:style-name="T27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45">明顯例子，潛能<text:span text:style-name="T30"> </text:span><text:span text:style-name="T28">↔</text:span> 即將、有機率 長葉、開花（的 樹木、種子）。</text:p>
                    </text:list-item>
                    <text:list-item>
                      <text:p text:style-name="P45">明顯例子，實現<text:span text:style-name="T30"> </text:span><text:span text:style-name="T28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46"><text:span text:style-name="T30">明顯例子，</text:span>存在<text:span text:style-name="T25">(</text:span><text:span text:style-name="T30">本身</text:span><text:span text:style-name="T24">)</text:span><text:span text:style-name="T30">、為什麼</text:span><text:span text:style-name="T25">(</text:span>存在<text:span text:style-name="T24">)</text:span><text:span text:style-name="T30">存在、</text:span><text:span text:style-name="T25">(</text:span>存在<text:span text:style-name="T24">)</text:span><text:span text:style-name="T30">如何存在、該存在的本質是什麼</text:span>。</text:p>
                    </text:list-item>
                  </text:list>
                </text:list-item>
                <text:list-item>
                  <text:p text:style-name="P47">實體。</text:p>
                  <text:list>
                    <text:list-item>
                      <text:p text:style-name="P48">實體<text:span text:style-name="T30"> </text:span><text:span text:style-name="T28">↔</text:span><text:span text:style-name="T27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67"><text:span text:style-name="T18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尼采</text:span><text:span text:style-name="T18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5">我要 →</text:span><text:span text:style-name="T16"> </text:span><text:span text:style-name="T8">我是</text:span>。</text:p>
                          <text:list>
                            <text:list-item>
                              <text:p text:style-name="P42">動機、驅動力，<text:span text:style-name="T15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6">↔</text:span><text:span text:style-name="T11">（</text:span><text:span text:style-name="T12">人類</text:span><text:span text:style-name="T9"> </text:span><text:span text:style-name="T11">認定的）</text:span><text:span text:style-name="T10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1:13:10.589000000</dc:date>
    <meta:editing-duration>P21DT17H31M15S</meta:editing-duration>
    <meta:editing-cycles>12909</meta:editing-cycles>
    <meta:document-statistic meta:table-count="0" meta:image-count="0" meta:object-count="0" meta:page-count="1" meta:paragraph-count="154" meta:word-count="2925" meta:character-count="3437" meta:non-whitespace-character-count="3100"/>
  </office:meta>
</office:document-meta>
</file>